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Mono" svg:font-family="'Fira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0.4cm" fo:margin-bottom="0cm" loext:contextual-spacing="false"/>
      <style:text-properties style:font-name="Fira Mono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1 <text:s text:c="4"/>c50 <text:s text:c="2"/>s50c <text:s/>p50 <text:s/>c150 <text:s text:c="2"/>p20c p150 <text:s/>c150c <text:s/>p50c p150c <text:s/>s20c <text:s/>p20 <text:s text:c="2"/>c20c <text:s/>s50 <text:s text:c="2"/>c20 <text:s text:c="2"/>s20 <text:s/>s150 <text:s/>s150c <text:s/>c50c</text:p>
      <text:p text:style-name="P1">02 <text:s text:c="3"/>s150c p150c c150c <text:s/>c20c <text:s/>c50 <text:s text:c="2"/>p20c <text:s/>c20 <text:s/>c150 <text:s text:c="2"/>p20 <text:s text:c="2"/>p50c <text:s/>c50c <text:s/>s50 <text:s/>p150 <text:s text:c="2"/>s50c <text:s/>p50 <text:s text:c="2"/>s20c <text:s/>s20 <text:s/>s150</text:p>
      <text:p text:style-name="P1">03 <text:s text:c="3"/>c150c s150 <text:s/>p150c <text:s/>p20c <text:s/>p50 <text:s text:c="2"/>s20 <text:s text:c="2"/>p20 <text:s/>p150 <text:s text:c="2"/>s20c <text:s/>s50 <text:s text:c="2"/>p50c <text:s/>c50 <text:s/>s150c <text:s/>c50c <text:s/>s50c <text:s/>c20c <text:s/>c20 <text:s/>c150</text:p>
      <text:p text:style-name="P1">04 <text:s text:c="4"/>s50 <text:s text:c="2"/>p50 <text:s text:c="2"/>c50 <text:s/>s150 <text:s text:c="2"/>c20c c150 <text:s/>s150c <text:s/>c50c c150c <text:s/>p20 <text:s text:c="2"/>c20 <text:s text:c="2"/>s20c <text:s/>p50c <text:s/>s20 <text:s text:c="2"/>p20c p150c p150 <text:s text:c="2"/>s50c</text:p>
      <text:p text:style-name="P1">05 <text:s text:c="4"/>c50c <text:s/>s50 <text:s text:c="2"/>p50c c150c <text:s/>p20 <text:s/>p150c c150 <text:s text:c="2"/>p50 <text:s/>p150 <text:s text:c="2"/>s20 <text:s text:c="2"/>p20c <text:s/>c20 <text:s text:c="2"/>s50c <text:s/>c20c <text:s/>s20c s150c s150 <text:s text:c="2"/>c50</text:p>
      <text:p text:style-name="P1">06 <text:s text:c="4"/>s50c <text:s/>p50c <text:s/>c50c s150c <text:s/>c20 <text:s/>c150c s150 <text:s text:c="2"/>c50 <text:s/>c150 <text:s text:c="2"/>p20c <text:s/>c20c <text:s/>s20 <text:s text:c="2"/>p50 <text:s text:c="2"/>s20c <text:s/>p20 <text:s/>p150 <text:s/>p150c <text:s/>s50</text:p>
      <text:p text:style-name="P1">07 <text:s text:c="4"/>p50c <text:s/>c50 <text:s text:c="2"/>s50 <text:s/>p150c <text:s/>s20c s150 <text:s/>p150 <text:s text:c="2"/>s50c s150c <text:s/>c20 <text:s text:c="2"/>s20 <text:s text:c="2"/>p20 <text:s text:c="2"/>c50c <text:s/>p20c <text:s/>c20c c150c c150 <text:s text:c="2"/>p50</text:p>
      <text:p text:style-name="P1">08 <text:s text:c="4"/>c20c <text:s/>s20 <text:s text:c="2"/>p20c <text:s/>c50c c150 <text:s text:c="2"/>p50c <text:s/>c50 <text:s text:c="2"/>p20 <text:s text:c="2"/>p50 <text:s/>p150c c150c s150 <text:s text:c="2"/>s20c s150c p150 <text:s text:c="2"/>s50c <text:s/>s50 <text:s text:c="2"/>c20</text:p>
      <text:p text:style-name="P1">09 <text:s text:c="4"/>p20c <text:s/>c20 <text:s text:c="2"/>s20 <text:s text:c="2"/>p50c p150 <text:s text:c="2"/>s50 <text:s text:c="2"/>p50 <text:s text:c="2"/>s20c <text:s/>s50c s150 <text:s/>p150c c150 <text:s text:c="2"/>c20c c150c s150c <text:s/>c50c <text:s/>c50 <text:s text:c="2"/>p20</text:p>
      <text:p text:style-name="P1">10 <text:s text:c="4"/>p50 <text:s text:c="2"/>c50c <text:s/>s50c p150 <text:s text:c="2"/>s20 <text:s/>s150c p150c <text:s/>s50 <text:s/>s150 <text:s text:c="2"/>c20c <text:s/>s20c <text:s/>p20c <text:s/>c50 <text:s text:c="2"/>p20 <text:s text:c="2"/>c20 <text:s/>c150 <text:s/>c150c <text:s/>p50c</text:p>
      <text:p text:style-name="P1">11 <text:s text:c="4"/>c20 <text:s text:c="2"/>s20c <text:s/>p20 <text:s text:c="2"/>c50 <text:s/>c150c <text:s/>p50 <text:s text:c="2"/>c50c <text:s/>p20c <text:s/>p50c p150 <text:s/>c150 <text:s/>s150c <text:s/>s20 <text:s/>s150 <text:s/>p150c <text:s/>s50 <text:s text:c="2"/>s50c <text:s/>c20c</text:p>
      <text:p text:style-name="P1">12 <text:s text:c="4"/>p20 <text:s text:c="2"/>c20c <text:s/>s20c <text:s/>p50 <text:s/>p150c <text:s/>s50c <text:s/>p50c <text:s/>s20 <text:s text:c="2"/>s50 <text:s/>s150c p150 <text:s/>c150c <text:s/>c20 <text:s/>c150 <text:s/>s150 <text:s text:c="2"/>c50 <text:s text:c="2"/>c50c <text:s/>p20c</text:p>
      <text:p text:style-name="P1">13 <text:s text:c="3"/>p150 <text:s/>c150c s150c <text:s/>s20c <text:s/>s50 <text:s text:c="2"/>c20c <text:s/>s20 <text:s/>s150 <text:s text:c="2"/>c20 <text:s text:c="2"/>c50c <text:s/>s50c <text:s/>p50c c150 <text:s text:c="2"/>p50 <text:s text:c="2"/>c50 <text:s text:c="2"/>p20 <text:s text:c="2"/>p20c p150c</text:p>
      <text:p text:style-name="P1">14 <text:s text:c="4"/>s20c <text:s/>p20c <text:s/>c20c <text:s/>s50c s150 <text:s text:c="2"/>c50c <text:s/>s50 <text:s text:c="2"/>c20 <text:s text:c="2"/>c50 <text:s/>c150c s150c p150c <text:s/>p20 <text:s/>p150 <text:s/>c150 <text:s text:c="2"/>p50 <text:s text:c="2"/>p50c <text:s/>s20</text:p>
      <text:p text:style-name="P1">15 <text:s text:c="3"/>c150 <text:s/>s150c p150 <text:s text:c="2"/>p20 <text:s text:c="2"/>p50c <text:s/>s20c <text:s/>p20c p150c <text:s/>s20 <text:s text:c="2"/>s50c <text:s/>p50 <text:s text:c="2"/>c50c s150 <text:s text:c="2"/>c50 <text:s text:c="2"/>s50 <text:s text:c="2"/>c20 <text:s text:c="2"/>c20c c150c</text:p>
      <text:p text:style-name="P1">16 <text:s text:c="4"/>s20 <text:s text:c="2"/>p20 <text:s text:c="2"/>c20 <text:s text:c="2"/>s50 <text:s/>s150c <text:s/>c50 <text:s text:c="2"/>s50c <text:s/>c20c <text:s/>c50c c150 <text:s/>s150 <text:s/>p150 <text:s text:c="2"/>p20c p150c c150c <text:s/>p50c <text:s/>p50 <text:s text:c="2"/>s20c</text:p>
      <text:p text:style-name="P1">17 <text:s text:c="3"/>s150 <text:s/>p150 <text:s/>c150 <text:s text:c="2"/>c20 <text:s text:c="2"/>c50c <text:s/>p20 <text:s text:c="2"/>c20c c150c <text:s/>p20c <text:s/>p50 <text:s text:c="2"/>c50 <text:s text:c="2"/>s50c p150c <text:s/>s50 <text:s text:c="2"/>p50c <text:s/>s20 <text:s text:c="2"/>s20c s150c</text:p>
      <text:p text:style-name="P1">18 <text:s text:c="3"/>p150c c150 <text:s/>s150 <text:s text:c="2"/>s20 <text:s text:c="2"/>s50c <text:s/>c20 <text:s text:c="2"/>s20c s150c <text:s/>c20c <text:s/>c50 <text:s text:c="2"/>s50 <text:s text:c="2"/>p50 <text:s/>c150c <text:s/>p50c <text:s/>c50c <text:s/>p20c <text:s/>p20 <text:s/>p1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Mono" svg:font-family="'Fira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o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o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12:18:45.475298296</meta:creation-date>
    <dc:date>2017-10-06T15:28:37.616435782</dc:date>
    <meta:editing-duration>PT2H38M29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1" meta:paragraph-count="18" meta:word-count="342" meta:character-count="2025" meta:non-whitespace-character-count="1278"/>
  </office:meta>
</office:document-meta>
</file>